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28"/>
    <style:style style:name="ce3" style:family="table-cell" style:parent-style-name="Default" style:data-style-name="N127"/>
    <style:style style:name="ce4" style:family="table-cell" style:parent-style-name="Default" style:data-style-name="N128">
      <style:text-properties fo:font-weight="normal" style:font-weight-asian="normal" style:font-weight-complex="normal"/>
    </style:style>
  </office:automatic-styles>
  <office:body>
    <office:spreadsheet>
      <table:table table:name="tea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a</text:p>
          </table:table-cell>
          <table:table-cell table:style-name="ce2" table:formula="of:=[.B6]-[.B3]" office:value-type="float" office:value="58" calcext:value-type="float">
            <text:p>58.0</text:p>
          </table:table-cell>
          <table:table-cell table:style-name="Default"/>
          <table:table-cell table:style-name="Default" office:value-type="string" calcext:value-type="string">
            <text:p>sse</text:p>
          </table:table-cell>
          <table:table-cell table:formula="of:=SUM([.E6:.E18])" office:value-type="float" office:value="173.611794641547" calcext:value-type="float">
            <text:p>173.6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style-name="ce3" office:value-type="float" office:value="0.030672379584775" calcext:value-type="float">
            <text:p>0.03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23" calcext:value-type="float">
            <text:p>23.0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* Pebble does not support exp/lo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ins</text:p>
          </table:table-cell>
          <table:table-cell office:value-type="string" calcext:value-type="string">
            <text:p>real</text:p>
          </table:table-cell>
          <table:table-cell table:style-name="Default" office:value-type="string" calcext:value-type="string">
            <text:p>approximate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error^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[.$B$3]+[.$B$1]*EXP(-[.$B$2]*[.A6])" office:value-type="float" office:value="81" calcext:value-type="float">
            <text:p>81.0</text:p>
          </table:table-cell>
          <table:table-cell table:formula="of:=[.C6]-[.B6]" office:value-type="float" office:value="0" calcext:value-type="float">
            <text:p>0.0</text:p>
          </table:table-cell>
          <table:table-cell table:formula="of:=[.D6]^2" office:value-type="float" office:value="0" calcext:value-type="float">
            <text:p>0.0</text:p>
          </table:table-cell>
        </table:table-row>
        <table:table-row table:style-name="ro1">
          <table:table-cell table:formula="of:=[.A6]+5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formula="of:=[.$B$3]+[.$B$1]*EXP(-[.$B$2]*[.A7])" office:value-type="float" office:value="72.7535149128038" calcext:value-type="float">
            <text:p>72.8</text:p>
          </table:table-cell>
          <table:table-cell table:formula="of:=[.C7]-[.B7]" office:value-type="float" office:value="8.75351491280375" calcext:value-type="float">
            <text:p>8.8</text:p>
          </table:table-cell>
          <table:table-cell table:formula="of:=[.D7]^2" office:value-type="float" office:value="76.6240233286777" calcext:value-type="float">
            <text:p>76.6</text:p>
          </table:table-cell>
        </table:table-row>
        <table:table-row table:style-name="ro1">
          <table:table-cell table:formula="of:=[.A7]+5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formula="of:=[.$B$3]+[.$B$1]*EXP(-[.$B$2]*[.A8])" office:value-type="float" office:value="65.6795214858377" calcext:value-type="float">
            <text:p>65.7</text:p>
          </table:table-cell>
          <table:table-cell table:formula="of:=[.C8]-[.B8]" office:value-type="float" office:value="6.67952148583767" calcext:value-type="float">
            <text:p>6.7</text:p>
          </table:table-cell>
          <table:table-cell table:formula="of:=[.D8]^2" office:value-type="float" office:value="44.616007279767" calcext:value-type="float">
            <text:p>44.6</text:p>
          </table:table-cell>
        </table:table-row>
        <table:table-row table:style-name="ro1">
          <table:table-cell table:formula="of:=[.A8]+5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[.$B$3]+[.$B$1]*EXP(-[.$B$2]*[.A9])" office:value-type="float" office:value="59.6113139433957" calcext:value-type="float">
            <text:p>59.6</text:p>
          </table:table-cell>
          <table:table-cell table:formula="of:=[.C9]-[.B9]" office:value-type="float" office:value="4.61131394339574" calcext:value-type="float">
            <text:p>4.6</text:p>
          </table:table-cell>
          <table:table-cell table:formula="of:=[.D9]^2" office:value-type="float" office:value="21.2642162845559" calcext:value-type="float">
            <text:p>21.3</text:p>
          </table:table-cell>
        </table:table-row>
        <table:table-row table:style-name="ro1">
          <table:table-cell table:formula="of:=[.A9]+5" office:value-type="float" office:value="20" calcext:value-type="float">
            <text:p>20</text:p>
          </table:table-cell>
          <table:table-cell office:value-type="float" office:value="50.5" calcext:value-type="float">
            <text:p>50.5</text:p>
          </table:table-cell>
          <table:table-cell table:formula="of:=[.$B$3]+[.$B$1]*EXP(-[.$B$2]*[.A10])" office:value-type="float" office:value="54.4058888665531" calcext:value-type="float">
            <text:p>54.4</text:p>
          </table:table-cell>
          <table:table-cell table:formula="of:=[.C10]-[.B10]" office:value-type="float" office:value="3.9058888665531" calcext:value-type="float">
            <text:p>3.9</text:p>
          </table:table-cell>
          <table:table-cell table:formula="of:=[.D10]^2" office:value-type="float" office:value="15.2559678378634" calcext:value-type="float">
            <text:p>15.3</text:p>
          </table:table-cell>
        </table:table-row>
        <table:table-row table:style-name="ro1">
          <table:table-cell table:formula="of:=[.A10]+5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formula="of:=[.$B$3]+[.$B$1]*EXP(-[.$B$2]*[.A11])" office:value-type="float" office:value="49.9405751736536" calcext:value-type="float">
            <text:p>49.9</text:p>
          </table:table-cell>
          <table:table-cell table:formula="of:=[.C11]-[.B11]" office:value-type="float" office:value="1.94057517365356" calcext:value-type="float">
            <text:p>1.9</text:p>
          </table:table-cell>
          <table:table-cell table:formula="of:=[.D11]^2" office:value-type="float" office:value="3.76583200460056" calcext:value-type="float">
            <text:p>3.8</text:p>
          </table:table-cell>
        </table:table-row>
        <table:table-row table:style-name="ro1">
          <table:table-cell table:formula="of:=[.A11]+5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formula="of:=[.$B$3]+[.$B$1]*EXP(-[.$B$2]*[.A12])" office:value-type="float" office:value="46.1101432527911" calcext:value-type="float">
            <text:p>46.1</text:p>
          </table:table-cell>
          <table:table-cell table:formula="of:=[.C12]-[.B12]" office:value-type="float" office:value="1.11014325279109" calcext:value-type="float">
            <text:p>1.1</text:p>
          </table:table-cell>
          <table:table-cell table:formula="of:=[.D12]^2" office:value-type="float" office:value="1.23241804171758" calcext:value-type="float">
            <text:p>1.2</text:p>
          </table:table-cell>
        </table:table-row>
        <table:table-row table:style-name="ro1">
          <table:table-cell table:formula="of:=[.A12]+5" office:value-type="float" office:value="35" calcext:value-type="float">
            <text:p>35</text:p>
          </table:table-cell>
          <table:table-cell office:value-type="float" office:value="42.5" calcext:value-type="float">
            <text:p>42.5</text:p>
          </table:table-cell>
          <table:table-cell table:formula="of:=[.$B$3]+[.$B$1]*EXP(-[.$B$2]*[.A13])" office:value-type="float" office:value="42.8243251200823" calcext:value-type="float">
            <text:p>42.8</text:p>
          </table:table-cell>
          <table:table-cell table:formula="of:=[.C13]-[.B13]" office:value-type="float" office:value="0.324325120082285" calcext:value-type="float">
            <text:p>0.3</text:p>
          </table:table-cell>
          <table:table-cell table:formula="of:=[.D13]^2" office:value-type="float" office:value="0.105186783516389" calcext:value-type="float">
            <text:p>0.1</text:p>
          </table:table-cell>
        </table:table-row>
        <table:table-row table:style-name="ro1">
          <table:table-cell table:formula="of:=[.A13]+5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$B$3]+[.$B$1]*EXP(-[.$B$2]*[.A14])" office:value-type="float" office:value="40.0056871637635" calcext:value-type="float">
            <text:p>40.0</text:p>
          </table:table-cell>
          <table:table-cell table:formula="of:=[.C14]-[.B14]" office:value-type="float" office:value="0.00568716376351119" calcext:value-type="float">
            <text:p>0.0</text:p>
          </table:table-cell>
          <table:table-cell table:formula="of:=[.D14]^2" office:value-type="float" office:value="0.0000323438316729948" calcext:value-type="float">
            <text:p>0.0</text:p>
          </table:table-cell>
        </table:table-row>
        <table:table-row table:style-name="ro1">
          <table:table-cell table:formula="of:=[.A14]+5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[.$B$3]+[.$B$1]*EXP(-[.$B$2]*[.A15])" office:value-type="float" office:value="37.5878053431859" calcext:value-type="float">
            <text:p>37.6</text:p>
          </table:table-cell>
          <table:table-cell table:formula="of:=[.C15]-[.B15]" office:value-type="float" office:value="-0.41219465681408" calcext:value-type="float">
            <text:p>-0.4</text:p>
          </table:table-cell>
          <table:table-cell table:formula="of:=[.D15]^2" office:value-type="float" office:value="0.169904435106077" calcext:value-type="float">
            <text:p>0.2</text:p>
          </table:table-cell>
        </table:table-row>
        <table:table-row table:style-name="ro1">
          <table:table-cell table:formula="of:=[.A15]+5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formula="of:=[.$B$3]+[.$B$1]*EXP(-[.$B$2]*[.A16])" office:value-type="float" office:value="35.5136998394358" calcext:value-type="float">
            <text:p>35.5</text:p>
          </table:table-cell>
          <table:table-cell table:formula="of:=[.C16]-[.B16]" office:value-type="float" office:value="-1.48630016056416" calcext:value-type="float">
            <text:p>-1.5</text:p>
          </table:table-cell>
          <table:table-cell table:formula="of:=[.D16]^2" office:value-type="float" office:value="2.20908816729303" calcext:value-type="float">
            <text:p>2.2</text:p>
          </table:table-cell>
        </table:table-row>
        <table:table-row table:style-name="ro1">
          <table:table-cell table:formula="of:=[.A16]+5" office:value-type="float" office:value="55" calcext:value-type="float">
            <text:p>55</text:p>
          </table:table-cell>
          <table:table-cell office:value-type="float" office:value="35.5" calcext:value-type="float">
            <text:p>35.5</text:p>
          </table:table-cell>
          <table:table-cell table:formula="of:=[.$B$3]+[.$B$1]*EXP(-[.$B$2]*[.A17])" office:value-type="float" office:value="33.7344922685469" calcext:value-type="float">
            <text:p>33.7</text:p>
          </table:table-cell>
          <table:table-cell table:formula="of:=[.C17]-[.B17]" office:value-type="float" office:value="-1.76550773145308" calcext:value-type="float">
            <text:p>-1.8</text:p>
          </table:table-cell>
          <table:table-cell table:formula="of:=[.D17]^2" office:value-type="float" office:value="3.11701754982062" calcext:value-type="float">
            <text:p>3.1</text:p>
          </table:table-cell>
        </table:table-row>
        <table:table-row table:style-name="ro1">
          <table:table-cell table:formula="of:=[.A17]+5" office:value-type="float" office:value="60" calcext:value-type="float">
            <text:p>60</text:p>
          </table:table-cell>
          <table:table-cell office:value-type="float" office:value="34.5" calcext:value-type="float">
            <text:p>34.5</text:p>
          </table:table-cell>
          <table:table-cell table:formula="of:=[.$B$3]+[.$B$1]*EXP(-[.$B$2]*[.A18])" office:value-type="float" office:value="32.2082538131815" calcext:value-type="float">
            <text:p>32.2</text:p>
          </table:table-cell>
          <table:table-cell table:formula="of:=[.C18]-[.B18]" office:value-type="float" office:value="-2.29174618681853" calcext:value-type="float">
            <text:p>-2.3</text:p>
          </table:table-cell>
          <table:table-cell table:formula="of:=[.D18]^2" office:value-type="float" office:value="5.25210058479727" calcext:value-type="float">
            <text:p>5.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initial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waypoint</text:p>
          </table:table-cell>
          <table:table-cell office:value-type="float" office:value="80" calcext:value-type="float">
            <text:p>80</text:p>
          </table:table-cell>
          <table:table-cell table:number-columns-repeated="3" table:style-name="Default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djustment</text:p>
          </table:table-cell>
          <table:table-cell table:style-name="ce2" table:formula="of:=LN(([.B21]-[.$B$3])/([.B20]-[.$B$3]))/-[.$B$2]" office:value-type="float" office:value="8.06615517488732" calcext:value-type="float">
            <text:p>8.1</text:p>
          </table:table-cell>
          <table:table-cell table:formula="of:=LN(([.C21]-[.$B$3])/([.C20]-[.$B$3]))/-[.$B$2]" office:value-type="float" office:value="5.26993189783849" calcext:value-type="float">
            <text:p>5.3</text:p>
          </table:table-cell>
          <table:table-cell table:formula="of:=LN(([.D21]-[.$B$3])/([.D20]-[.$B$3]))/-[.$B$2]" office:value-type="float" office:value="2.74133009400673" calcext:value-type="float">
            <text:p>2.7</text:p>
          </table:table-cell>
          <table:table-cell table:formula="of:=LN(([.E21]-[.$B$3])/([.E20]-[.$B$3]))/-[.$B$2]" office:value-type="float" office:value="-0" calcext:value-type="float">
            <text:p>0.0</text:p>
          </table:table-cell>
        </table:table-row>
        <table:table-row table:style-name="ro1">
          <table:table-cell office:value-type="string" calcext:value-type="string">
            <text:p>approximate</text:p>
          </table:table-cell>
          <table:table-cell table:formula="of:=([.B20]-[.B21])/5*2.5" office:value-type="float" office:value="8" calcext:value-type="float">
            <text:p>8</text:p>
          </table:table-cell>
          <table:table-cell table:style-name="Default" table:formula="of:=([.C20]-[.C21])/5*2.5" office:value-type="float" office:value="5" calcext:value-type="float">
            <text:p>5</text:p>
          </table:table-cell>
          <table:table-cell table:style-name="Default" table:formula="of:=([.D20]-[.D21])/5*2.5" office:value-type="float" office:value="2.5" calcext:value-type="float">
            <text:p>2.5</text:p>
          </table:table-cell>
          <table:table-cell table:style-name="Default" table:formula="of:=([.E20]-[.E21])/5*2.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hot</text:p>
          </table:table-cell>
          <table:table-cell table:style-name="Default" office:value-type="string" calcext:value-type="string">
            <text:p>warm</text:p>
          </table:table-cell>
          <table:table-cell table:style-name="Default" office:value-type="string" calcext:value-type="string">
            <text:p>cold</text:p>
          </table:table-cell>
          <table:table-cell table:style-name="Default" office:value-type="string" calcext:value-type="string">
            <text:p>iced</text:p>
          </table:table-cell>
        </table:table-row>
        <table:table-row table:style-name="ro1">
          <table:table-cell office:value-type="string" calcext:value-type="string">
            <text:p>waypoint</text:p>
          </table:table-cell>
          <table:table-cell office:value-type="float" office:value="80" calcext:value-type="float">
            <text:p>80</text:p>
          </table:table-cell>
          <table:table-cell table:number-columns-repeated="3" table:style-name="Default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table:style-name="ce2" table:formula="of:=LN(([.B27]-[.$B$3])/([.B26]-[.$B$3]))/-[.$B$2]" office:value-type="float" office:value="-0" calcext:value-type="float">
            <text:p>0.0</text:p>
          </table:table-cell>
          <table:table-cell table:formula="of:=LN(([.C27]-[.$B$3])/([.C26]-[.$B$3]))/-[.$B$2]" office:value-type="float" office:value="6.2891653251528" calcext:value-type="float">
            <text:p>6.3</text:p>
          </table:table-cell>
          <table:table-cell table:formula="of:=LN(([.D27]-[.$B$3])/([.D26]-[.$B$3]))/-[.$B$2]" office:value-type="float" office:value="14.0886804688876" calcext:value-type="float">
            <text:p>14.1</text:p>
          </table:table-cell>
          <table:table-cell table:formula="of:=LN(([.E27]-[.$B$3])/([.E26]-[.$B$3]))/-[.$B$2]" office:value-type="float" office:value="24.3611487581198" calcext:value-type="float">
            <text:p>24.4</text:p>
          </table:table-cell>
        </table:table-row>
        <table:table-row table:style-name="ro1">
          <table:table-cell office:value-type="string" calcext:value-type="string">
            <text:p>approximate</text:p>
          </table:table-cell>
          <table:table-cell table:style-name="ce2" office:value-type="float" office:value="0" calcext:value-type="float">
            <text:p>0.0</text:p>
          </table:table-cell>
          <table:table-cell office:value-type="float" office:value="6" calcext:value-type="float">
            <text:p>6.0</text:p>
          </table:table-cell>
          <table:table-cell office:value-type="float" office:value="14" calcext:value-type="float">
            <text:p>14.0</text:p>
          </table:table-cell>
          <table:table-cell office:value-type="float" office:value="24" calcext:value-type="float">
            <text:p>24.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start temp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table:style-name="ce2" table:formula="of:=HLOOKUP([.B$32];[.$B$20:.$E$23];3;0)+HLOOKUP([.$A33];[.$B$25:.$E$29];4;0)" office:value-type="float" office:value="8.06615517488732" calcext:value-type="float">
            <text:p>8.1</text:p>
          </table:table-cell>
          <table:table-cell table:formula="of:=HLOOKUP([.C$32];[.$B$20:.$E$23];3;0)+HLOOKUP([.$A33];[.$B$25:.$E$29];4;0)" office:value-type="float" office:value="5.26993189783849" calcext:value-type="float">
            <text:p>5.3</text:p>
          </table:table-cell>
          <table:table-cell table:formula="of:=HLOOKUP([.D$32];[.$B$20:.$E$23];3;0)+HLOOKUP([.$A33];[.$B$25:.$E$29];4;0)" office:value-type="float" office:value="2.74133009400673" calcext:value-type="float">
            <text:p>2.7</text:p>
          </table:table-cell>
          <table:table-cell table:formula="of:=HLOOKUP([.E$32];[.$B$20:.$E$23];3;0)+HLOOKUP([.$A33];[.$B$25:.$E$29];4;0)" office:value-type="float" office:value="-0" calcext:value-type="float">
            <text:p>0.0</text:p>
          </table:table-cell>
        </table:table-row>
        <table:table-row table:style-name="ro1">
          <table:table-cell office:value-type="string" calcext:value-type="string">
            <text:p>warm</text:p>
          </table:table-cell>
          <table:table-cell table:style-name="ce2" table:formula="of:=HLOOKUP([.B$32];[.$B$20:.$E$23];3;0)+HLOOKUP([.$A34];[.$B$25:.$E$29];4;0)" office:value-type="float" office:value="14.3553205000401" calcext:value-type="float">
            <text:p>14.4</text:p>
          </table:table-cell>
          <table:table-cell table:formula="of:=HLOOKUP([.C$32];[.$B$20:.$E$23];3;0)+HLOOKUP([.$A34];[.$B$25:.$E$29];4;0)" office:value-type="float" office:value="11.5590972229913" calcext:value-type="float">
            <text:p>11.6</text:p>
          </table:table-cell>
          <table:table-cell table:formula="of:=HLOOKUP([.D$32];[.$B$20:.$E$23];3;0)+HLOOKUP([.$A34];[.$B$25:.$E$29];4;0)" office:value-type="float" office:value="9.03049541915953" calcext:value-type="float">
            <text:p>9.0</text:p>
          </table:table-cell>
          <table:table-cell table:formula="of:=HLOOKUP([.E$32];[.$B$20:.$E$23];3;0)+HLOOKUP([.$A34];[.$B$25:.$E$29];4;0)" office:value-type="float" office:value="6.2891653251528" calcext:value-type="float">
            <text:p>6.3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table:style-name="ce2" table:formula="of:=HLOOKUP([.B$32];[.$B$20:.$E$23];3;0)+HLOOKUP([.$A35];[.$B$25:.$E$29];4;0)" office:value-type="float" office:value="22.1548356437749" calcext:value-type="float">
            <text:p>22.2</text:p>
          </table:table-cell>
          <table:table-cell table:formula="of:=HLOOKUP([.C$32];[.$B$20:.$E$23];3;0)+HLOOKUP([.$A35];[.$B$25:.$E$29];4;0)" office:value-type="float" office:value="19.3586123667261" calcext:value-type="float">
            <text:p>19.4</text:p>
          </table:table-cell>
          <table:table-cell table:formula="of:=HLOOKUP([.D$32];[.$B$20:.$E$23];3;0)+HLOOKUP([.$A35];[.$B$25:.$E$29];4;0)" office:value-type="float" office:value="16.8300105628943" calcext:value-type="float">
            <text:p>16.8</text:p>
          </table:table-cell>
          <table:table-cell table:formula="of:=HLOOKUP([.E$32];[.$B$20:.$E$23];3;0)+HLOOKUP([.$A35];[.$B$25:.$E$29];4;0)" office:value-type="float" office:value="14.0886804688876" calcext:value-type="float">
            <text:p>14.1</text:p>
          </table:table-cell>
        </table:table-row>
        <table:table-row table:style-name="ro1">
          <table:table-cell office:value-type="string" calcext:value-type="string">
            <text:p>iced</text:p>
          </table:table-cell>
          <table:table-cell table:style-name="ce2" table:formula="of:=HLOOKUP([.B$32];[.$B$20:.$E$23];3;0)+HLOOKUP([.$A36];[.$B$25:.$E$29];4;0)" office:value-type="float" office:value="32.4273039330071" calcext:value-type="float">
            <text:p>32.4</text:p>
          </table:table-cell>
          <table:table-cell table:formula="of:=HLOOKUP([.C$32];[.$B$20:.$E$23];3;0)+HLOOKUP([.$A36];[.$B$25:.$E$29];4;0)" office:value-type="float" office:value="29.6310806559583" calcext:value-type="float">
            <text:p>29.6</text:p>
          </table:table-cell>
          <table:table-cell table:formula="of:=HLOOKUP([.D$32];[.$B$20:.$E$23];3;0)+HLOOKUP([.$A36];[.$B$25:.$E$29];4;0)" office:value-type="float" office:value="27.1024788521265" calcext:value-type="float">
            <text:p>27.1</text:p>
          </table:table-cell>
          <table:table-cell table:formula="of:=HLOOKUP([.E$32];[.$B$20:.$E$23];3;0)+HLOOKUP([.$A36];[.$B$25:.$E$29];4;0)" office:value-type="float" office:value="24.3611487581198" calcext:value-type="float">
            <text:p>24.4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approxima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hot</text:p>
          </table:table-cell>
          <table:table-cell table:style-name="ce4" table:formula="of:=HLOOKUP([.B$32];[.$B$20:.$E$23];4;0)+HLOOKUP([.$A39];[.$B$25:.$E$29];5;0)" office:value-type="float" office:value="8" calcext:value-type="float">
            <text:p>8.0</text:p>
          </table:table-cell>
          <table:table-cell table:style-name="ce4" table:formula="of:=HLOOKUP([.C$32];[.$B$20:.$E$23];4;0)+HLOOKUP([.$A39];[.$B$25:.$E$29];5;0)" office:value-type="float" office:value="5" calcext:value-type="float">
            <text:p>5.0</text:p>
          </table:table-cell>
          <table:table-cell table:style-name="ce4" table:formula="of:=HLOOKUP([.D$32];[.$B$20:.$E$23];4;0)+HLOOKUP([.$A39];[.$B$25:.$E$29];5;0)" office:value-type="float" office:value="2.5" calcext:value-type="float">
            <text:p>2.5</text:p>
          </table:table-cell>
          <table:table-cell table:style-name="ce4" table:formula="of:=HLOOKUP([.E$32];[.$B$20:.$E$23];4;0)+HLOOKUP([.$A39];[.$B$25:.$E$29];5;0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string" calcext:value-type="string">
            <text:p>warm</text:p>
          </table:table-cell>
          <table:table-cell table:style-name="ce4" table:formula="of:=HLOOKUP([.B$32];[.$B$20:.$E$23];4;0)+HLOOKUP([.$A40];[.$B$25:.$E$29];5;0)" office:value-type="float" office:value="14" calcext:value-type="float">
            <text:p>14.0</text:p>
          </table:table-cell>
          <table:table-cell table:style-name="ce4" table:formula="of:=HLOOKUP([.C$32];[.$B$20:.$E$23];4;0)+HLOOKUP([.$A40];[.$B$25:.$E$29];5;0)" office:value-type="float" office:value="11" calcext:value-type="float">
            <text:p>11.0</text:p>
          </table:table-cell>
          <table:table-cell table:style-name="ce4" table:formula="of:=HLOOKUP([.D$32];[.$B$20:.$E$23];4;0)+HLOOKUP([.$A40];[.$B$25:.$E$29];5;0)" office:value-type="float" office:value="8.5" calcext:value-type="float">
            <text:p>8.5</text:p>
          </table:table-cell>
          <table:table-cell table:style-name="ce4" table:formula="of:=HLOOKUP([.E$32];[.$B$20:.$E$23];4;0)+HLOOKUP([.$A40];[.$B$25:.$E$29];5;0)" office:value-type="float" office:value="6" calcext:value-type="float">
            <text:p>6.0</text:p>
          </table:table-cell>
        </table:table-row>
        <table:table-row table:style-name="ro1">
          <table:table-cell table:style-name="ce1" office:value-type="string" calcext:value-type="string">
            <text:p>cold</text:p>
          </table:table-cell>
          <table:table-cell table:style-name="ce4" table:formula="of:=HLOOKUP([.B$32];[.$B$20:.$E$23];4;0)+HLOOKUP([.$A41];[.$B$25:.$E$29];5;0)" office:value-type="float" office:value="22" calcext:value-type="float">
            <text:p>22.0</text:p>
          </table:table-cell>
          <table:table-cell table:style-name="ce4" table:formula="of:=HLOOKUP([.C$32];[.$B$20:.$E$23];4;0)+HLOOKUP([.$A41];[.$B$25:.$E$29];5;0)" office:value-type="float" office:value="19" calcext:value-type="float">
            <text:p>19.0</text:p>
          </table:table-cell>
          <table:table-cell table:style-name="ce4" table:formula="of:=HLOOKUP([.D$32];[.$B$20:.$E$23];4;0)+HLOOKUP([.$A41];[.$B$25:.$E$29];5;0)" office:value-type="float" office:value="16.5" calcext:value-type="float">
            <text:p>16.5</text:p>
          </table:table-cell>
          <table:table-cell table:style-name="ce4" table:formula="of:=HLOOKUP([.E$32];[.$B$20:.$E$23];4;0)+HLOOKUP([.$A41];[.$B$25:.$E$29];5;0)" office:value-type="float" office:value="14" calcext:value-type="float">
            <text:p>14.0</text:p>
          </table:table-cell>
        </table:table-row>
        <table:table-row table:style-name="ro1">
          <table:table-cell table:style-name="ce1" office:value-type="string" calcext:value-type="string">
            <text:p>iced</text:p>
          </table:table-cell>
          <table:table-cell table:style-name="ce4" table:formula="of:=HLOOKUP([.B$32];[.$B$20:.$E$23];4;0)+HLOOKUP([.$A42];[.$B$25:.$E$29];5;0)" office:value-type="float" office:value="32" calcext:value-type="float">
            <text:p>32.0</text:p>
          </table:table-cell>
          <table:table-cell table:style-name="ce4" table:formula="of:=HLOOKUP([.C$32];[.$B$20:.$E$23];4;0)+HLOOKUP([.$A42];[.$B$25:.$E$29];5;0)" office:value-type="float" office:value="29" calcext:value-type="float">
            <text:p>29.0</text:p>
          </table:table-cell>
          <table:table-cell table:style-name="ce4" table:formula="of:=HLOOKUP([.D$32];[.$B$20:.$E$23];4;0)+HLOOKUP([.$A42];[.$B$25:.$E$29];5;0)" office:value-type="float" office:value="26.5" calcext:value-type="float">
            <text:p>26.5</text:p>
          </table:table-cell>
          <table:table-cell table:style-name="ce4" table:formula="of:=HLOOKUP([.E$32];[.$B$20:.$E$23];4;0)+HLOOKUP([.$A42];[.$B$25:.$E$29];5;0)" office:value-type="float" office:value="24" calcext:value-type="float">
            <text:p>24.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table:style-name="ce2" table:formula="of:=[.B39]-[.B33]" office:value-type="float" office:value="-0.0661551748873208" calcext:value-type="float">
            <text:p>-0.1</text:p>
          </table:table-cell>
          <table:table-cell table:formula="of:=[.C39]-[.C33]" office:value-type="float" office:value="-0.26993189783849" calcext:value-type="float">
            <text:p>-0.3</text:p>
          </table:table-cell>
          <table:table-cell table:formula="of:=[.D39]-[.D33]" office:value-type="float" office:value="-0.24133009400673" calcext:value-type="float">
            <text:p>-0.2</text:p>
          </table:table-cell>
          <table:table-cell table:formula="of:=[.E39]-[.E33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arm</text:p>
          </table:table-cell>
          <table:table-cell table:style-name="ce2" table:formula="of:=[.B40]-[.B34]" office:value-type="float" office:value="-0.355320500040122" calcext:value-type="float">
            <text:p>-0.4</text:p>
          </table:table-cell>
          <table:table-cell table:formula="of:=[.C40]-[.C34]" office:value-type="float" office:value="-0.559097222991291" calcext:value-type="float">
            <text:p>-0.6</text:p>
          </table:table-cell>
          <table:table-cell table:formula="of:=[.D40]-[.D34]" office:value-type="float" office:value="-0.53049541915953" calcext:value-type="float">
            <text:p>-0.5</text:p>
          </table:table-cell>
          <table:table-cell table:formula="of:=[.E40]-[.E34]" office:value-type="float" office:value="-0.2891653251528" calcext:value-type="float">
            <text:p>-0.3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table:style-name="ce2" table:formula="of:=[.B41]-[.B35]" office:value-type="float" office:value="-0.154835643774923" calcext:value-type="float">
            <text:p>-0.2</text:p>
          </table:table-cell>
          <table:table-cell table:formula="of:=[.C41]-[.C35]" office:value-type="float" office:value="-0.358612366726092" calcext:value-type="float">
            <text:p>-0.4</text:p>
          </table:table-cell>
          <table:table-cell table:formula="of:=[.D41]-[.D35]" office:value-type="float" office:value="-0.33001056289433" calcext:value-type="float">
            <text:p>-0.3</text:p>
          </table:table-cell>
          <table:table-cell table:formula="of:=[.E41]-[.E35]" office:value-type="float" office:value="-0.0886804688876008" calcext:value-type="float">
            <text:p>-0.1</text:p>
          </table:table-cell>
        </table:table-row>
        <table:table-row table:style-name="ro1">
          <table:table-cell office:value-type="string" calcext:value-type="string">
            <text:p>iced</text:p>
          </table:table-cell>
          <table:table-cell table:style-name="ce2" table:formula="of:=[.B42]-[.B36]" office:value-type="float" office:value="-0.427303933007124" calcext:value-type="float">
            <text:p>-0.4</text:p>
          </table:table-cell>
          <table:table-cell table:formula="of:=[.C42]-[.C36]" office:value-type="float" office:value="-0.631080655958289" calcext:value-type="float">
            <text:p>-0.6</text:p>
          </table:table-cell>
          <table:table-cell table:formula="of:=[.D42]-[.D36]" office:value-type="float" office:value="-0.602478852126531" calcext:value-type="float">
            <text:p>-0.6</text:p>
          </table:table-cell>
          <table:table-cell table:formula="of:=[.E42]-[.E36]" office:value-type="float" office:value="-0.3611487581198" calcext:value-type="float">
            <text:p>-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 style:data-style-name="N2" text:time-value="13:21:45.963589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2:12:58.005407135</meta:creation-date>
    <dc:date>2016-02-14T13:22:30.474771353</dc:date>
    <meta:editing-duration>PT33M26S</meta:editing-duration>
    <meta:editing-cycles>6</meta:editing-cycles>
    <meta:generator>LibreOffice/4.3.7.2$Linux_X86_64 LibreOffice_project/430m0$Build-2</meta:generator>
    <meta:document-statistic meta:table-count="1" meta:cell-count="199" meta:object-count="0"/>
  </office:meta>
</office:document-meta>
</file>